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61c8d" officeooo:paragraph-rsid="00061c8d"/>
    </style:style>
    <style:style style:name="P6" style:family="paragraph" style:parent-style-name="Standard">
      <style:text-properties officeooo:rsid="0007b3c1" officeooo:paragraph-rsid="0007b3c1"/>
    </style:style>
    <style:style style:name="P7" style:family="paragraph" style:parent-style-name="Standard">
      <style:text-properties officeooo:rsid="0009671d" officeooo:paragraph-rsid="00096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  <text:p text:style-name="P4"/>
      <text:p text:style-name="P5">master go 2 yaya</text:p>
      <text:p text:style-name="P5"/>
      <text:p text:style-name="P6">master go 3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6:07:59.581428129</dc:date>
    <meta:editing-duration>PT17M12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4" meta:character-count="59" meta:non-whitespace-character-count="51"/>
  </office:meta>
</office:document-meta>
</file>